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title">
      <style:graphic-properties draw:auto-grow-height="true" fo:min-height="3.005cm"/>
    </style:style>
    <style:style style:name="pr2" style:family="presentation" style:parent-style-name="lyt-darkblue-subtitle">
      <style:graphic-properties draw:fill-color="#ffffff" draw:textarea-vertical-align="top" draw:auto-grow-height="true" fo:min-height="11.755cm"/>
    </style:style>
    <style:style style:name="pr3" style:family="presentation" style:parent-style-name="lyt-darkblue-notes">
      <style:graphic-properties draw:fill-color="#ffffff" draw:auto-grow-height="true" fo:min-height="11.409cm"/>
    </style:style>
    <style:style style:name="pr4" style:family="presentation" style:parent-style-name="lyt-darkblue-title">
      <style:graphic-properties fo:min-height="3.005cm"/>
    </style:style>
    <style:style style:name="pr5" style:family="presentation" style:parent-style-name="lyt-darkblue-outline1">
      <style:graphic-properties draw:textarea-vertical-align="top" fo:min-height="5.606cm"/>
    </style:style>
    <style:style style:name="pr6" style:family="presentation" style:parent-style-name="lyt-darkblue-outline1">
      <style:graphic-properties draw:textarea-vertical-align="middle" fo:min-height="5.606cm"/>
    </style:style>
    <style:style style:name="pr7" style:family="presentation" style:parent-style-name="lyt-darkblue-notes">
      <style:graphic-properties draw:fill-color="#ffffff" fo:min-height="11.409cm"/>
    </style:style>
    <style:style style:name="pr8" style:family="presentation" style:parent-style-name="lyt-darkblue-outline1">
      <style:graphic-properties draw:textarea-vertical-align="top" fo:min-height="13.426cm"/>
    </style:style>
    <style:style style:name="pr9" style:family="presentation" style:parent-style-name="lyt-darkblue-outline1">
      <style:graphic-properties draw:textarea-vertical-align="top" fo:min-height="12.74cm"/>
    </style:style>
    <style:style style:name="P1" style:family="paragraph">
      <style:paragraph-properties fo:text-align="start"/>
    </style:style>
    <style:style style:name="P2" style:family="paragraph">
      <style:paragraph-properties fo:text-align="start"/>
      <style:text-properties fo:color="#ffffff" fo:font-size="18pt" style:font-size-asian="18pt" style:font-size-complex="18pt"/>
    </style:style>
    <style:style style:name="P3" style:family="paragraph">
      <style:paragraph-properties fo:margin-top="0.512cm" fo:margin-bottom="0.512cm" fo:text-align="start"/>
    </style:style>
    <style:style style:name="P4" style:family="paragraph">
      <style:paragraph-properties fo:text-align="start"/>
      <style:text-properties fo:font-size="18pt" style:font-size-asian="18pt" style:font-size-complex="18pt"/>
    </style:style>
    <style:style style:name="P5" style:family="paragraph">
      <style:paragraph-properties fo:margin-top="0.921cm" fo:margin-bottom="0.921cm" fo:text-align="start"/>
    </style:style>
    <style:style style:name="P6" style:family="paragraph">
      <style:paragraph-properties fo:margin-left="0.5cm" fo:margin-right="0cm" fo:margin-top="0.1cm" fo:margin-bottom="0.12cm" fo:text-align="start" fo:text-indent="0cm"/>
    </style:style>
    <style:style style:name="P7" style:family="paragraph">
      <style:paragraph-properties fo:margin-left="0.5cm" fo:margin-right="0cm" fo:margin-top="0.1cm" fo:margin-bottom="0.12cm" fo:text-align="start" fo:text-indent="0cm"/>
      <style:text-properties fo:font-size="14pt" style:font-size-asian="14pt" style:font-size-complex="14pt"/>
    </style:style>
    <style:style style:name="P8" style:family="paragraph">
      <style:text-properties fo:font-size="24pt"/>
    </style:style>
    <style:style style:name="P9" style:family="paragraph">
      <style:paragraph-properties fo:margin-top="0.409cm" fo:margin-bottom="0.409cm" fo:text-align="start"/>
    </style:style>
    <style:style style:name="P10" style:family="paragraph">
      <style:paragraph-properties fo:margin-top="0.409cm" fo:margin-bottom="0.409cm" fo:text-align="start"/>
      <style:text-properties fo:color="#ffffff" fo:font-size="18pt" style:font-size-asian="18pt" style:font-size-complex="18pt"/>
    </style:style>
    <style:style style:name="P11" style:family="paragraph">
      <style:paragraph-properties fo:margin-left="0.5cm" fo:margin-right="0cm" fo:margin-top="0.1cm" fo:margin-bottom="0.12cm" fo:text-align="start" fo:text-indent="0cm"/>
      <style:text-properties fo:font-family="Thorndale" style:font-family-generic="roman" fo:font-size="14pt" fo:font-weight="normal" style:font-size-asian="14pt" style:font-weight-asian="normal" style:font-size-complex="14pt" style:font-weight-complex="normal"/>
    </style:style>
    <style:style style:name="T1" style:family="text">
      <style:text-properties fo:color="#ffffff" fo:font-size="18pt" style:font-size-asian="18pt" style:font-size-complex="18pt"/>
    </style:style>
    <style:style style:name="T2" style:family="text">
      <style:text-properties fo:color="#ffffff" fo:font-size="18pt" fo:font-weight="normal" style:font-size-asian="18pt" style:font-weight-asian="normal" style:font-size-complex="18pt" style:font-weight-complex="normal"/>
    </style:style>
    <style:style style:name="T3" style:family="text">
      <style:text-properties fo:color="#ffffff" style:text-outline="false" style:text-line-through-style="none" fo:font-family="Georgia" style:font-family-generic="roman" fo:font-size="18pt" fo:font-style="normal" fo:text-shadow="none" style:text-underline-style="none" fo:font-weight="normal" style:font-family-asian="Georgia" style:font-family-generic-asian="roman" style:font-size-asian="18pt" style:font-weight-asian="normal" style:font-family-complex="Georgia" style:font-family-generic-complex="roman" style:font-size-complex="18pt" style:font-weight-complex="normal"/>
    </style:style>
    <style:style style:name="T4" style:family="text">
      <style:text-properties fo:font-size="18pt" style:font-size-asian="18pt" style:font-size-complex="18pt"/>
    </style:style>
    <style:style style:name="T5" style:family="text">
      <style:text-properties fo:color="#ff3333" fo:font-size="14pt" style:font-size-asian="14pt" style:font-size-complex="14pt"/>
    </style:style>
    <style:style style:name="T6" style:family="text">
      <style:text-properties fo:font-size="14pt" style:font-size-asian="14pt" style:font-size-complex="14pt"/>
    </style:style>
    <style:style style:name="T7" style:family="text">
      <style:text-properties fo:language="en" fo:country="US"/>
    </style:style>
    <style:style style:name="T8" style:family="text">
      <style:text-properties fo:color="#ff3333" fo:font-size="18pt" style:font-size-asian="18pt" style:font-size-complex="18pt"/>
    </style:style>
    <style:style style:name="T9" style:family="text">
      <style:text-properties fo:color="#000000" style:text-outline="false" style:text-line-through-style="none" fo:font-family="Georgia" style:font-family-generic="roman" fo:font-size="18pt" fo:font-style="normal" fo:text-shadow="none" style:text-underline-style="none" fo:font-weight="normal" style:font-family-asian="Georgia" style:font-family-generic-asian="roman" style:font-size-asian="18pt" style:font-family-complex="Georgia" style:font-family-generic-complex="roman" style:font-size-complex="18pt"/>
    </style:style>
    <style:style style:name="T10" style:family="text">
      <style:text-properties fo:color="#ffffff" fo:font-family="Thorndale" style:font-family-generic="roman" fo:font-size="14pt" fo:font-weight="normal" style:font-size-asian="14pt" style:font-weight-asian="normal" style:font-size-complex="14pt" style:font-weight-complex="normal"/>
    </style:style>
    <style:style style:name="T11" style:family="text">
      <style:text-properties fo:color="#ffffff" style:text-outline="false" style:text-line-through-style="none" fo:font-family="Thorndale" style:font-family-generic="roman" fo:font-size="14pt" fo:font-style="normal" fo:text-shadow="none" style:text-underline-style="none" fo:font-weight="normal" style:font-family-asian="Georgia" style:font-family-generic-asian="roman" style:font-size-asian="14pt" style:font-weight-asian="normal" style:font-family-complex="Georgia" style:font-family-generic-complex="roman" style:font-size-complex="14pt" style:font-weight-complex="normal"/>
    </style:style>
    <style:style style:name="T12" style:family="text">
      <style:text-properties fo:color="#ff3333" style:text-outline="false" style:text-line-through-style="none" fo:font-family="Thorndale" style:font-family-generic="roman" fo:font-size="14pt" fo:font-style="normal" fo:text-shadow="none" style:text-underline-style="none" fo:font-weight="normal" style:font-family-asian="Georgia" style:font-family-generic-asian="roman" style:font-size-asian="14pt" style:font-weight-asian="normal" style:font-family-complex="Georgia" style:font-family-generic-complex="roman" style:font-size-complex="14pt" style:font-weight-complex="normal"/>
    </style:style>
    <style:style style:name="T13" style:family="text">
      <style:text-properties fo:color="#ffffff" style:text-outline="false" style:text-line-through-style="none" fo:font-family="Thorndale" style:font-family-generic="roman" fo:font-size="14pt" fo:font-style="normal" fo:text-shadow="none" style:text-underline-style="none" fo:font-weight="normal" style:font-family-asian="Courier-Bold" style:font-family-generic-asian="modern" style:font-size-asian="14pt" style:font-weight-asian="normal" style:font-family-complex="Courier-Bold" style:font-family-generic-complex="modern" style:font-size-complex="14pt" style:font-weight-complex="normal"/>
    </style:style>
    <style:style style:name="T14" style:family="text">
      <style:text-properties fo:color="#ff3333" style:text-outline="false" style:text-line-through-style="none" fo:font-family="Thorndale" style:font-family-generic="roman" fo:font-size="14pt" fo:font-style="normal" fo:text-shadow="none" style:text-underline-style="none" fo:font-weight="normal" style:font-family-asian="Courier-Bold" style:font-family-generic-asian="modern" style:font-size-asian="14pt" style:font-weight-asian="normal" style:font-family-complex="Courier-Bold" style:font-family-generic-complex="modern" style:font-size-complex="14pt" style:font-weight-complex="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0">
        <office:forms form:automatic-focus="false" form:apply-design-mode="false"/>
        <draw:frame presentation:style-name="pr1" draw:layer="layout" svg:width="23.057cm" svg:height="3.005cm" svg:x="1.984cm" svg:y="0.672cm" presentation:class="title" presentation:user-transformed="true">
          <draw:text-box>
            <text:p>Why extends is evil</text:p>
          </draw:text-box>
        </draw:frame>
        <draw:frame presentation:style-name="pr2" draw:text-style-name="P2" draw:layer="layout" svg:width="23.498cm" svg:height="11.755cm" svg:x="1.984cm" svg:y="4.674cm" presentation:class="subtitle">
          <draw:text-box>
            <text:list text:style-name="L2">
              <text:list-item>
                <text:p text:style-name="P1"><text:span text:style-name="T1">Good designers write most of their code in terms of interfaces, not concrete base classes</text:span></text:p>
              </text:list-item>
              <text:list-item>
                <text:p text:style-name="P1"><text:span text:style-name="T1">Interface inheritance (the implements relationship) is preferable. You should avoid implementation inheritance whenever possible</text:span></text:p>
              </text:list-item>
            </text:list>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lyt-darkblue" presentation:presentation-page-layout-name="AL1T0">
        <office:forms form:automatic-focus="false" form:apply-design-mode="false"/>
        <draw:frame presentation:style-name="pr1" draw:layer="layout" svg:width="23.057cm" svg:height="3.005cm" svg:x="1.984cm" svg:y="0.672cm" presentation:class="title" presentation:user-transformed="true">
          <draw:text-box>
            <text:p>Why should you avoid implementation inheritance?</text:p>
          </draw:text-box>
        </draw:frame>
        <draw:frame presentation:style-name="pr2" draw:text-style-name="P4" draw:layer="layout" svg:width="23.498cm" svg:height="11.755cm" svg:x="1.984cm" svg:y="4.674cm" presentation:class="subtitle">
          <draw:text-box>
            <text:list text:style-name="L2">
              <text:list-item>
                <text:p text:style-name="P1"><text:span text:style-name="T2">Losing flexibility</text:span></text:p>
              </text:list-item>
              <text:list-item>
                <text:p text:style-name="P3"><text:span text:style-name="T3">Coupling</text:span></text:p>
              </text:list-item>
              <text:list-item>
                <text:p text:style-name="P3"><text:span text:style-name="T3">The fragile base-class problem</text:span></text:p>
                <text:p text:style-name="P1"><text:span text:style-name="T4"/></text:p>
              </text:list-item>
            </text:list>
          </draw:text-box>
        </draw:frame>
        <presentation:notes draw:style-name="dp2">
          <draw:page-thumbnail draw:style-name="gr1" draw:layer="layout" svg:width="13.705cm" svg:height="10.279cm" svg:x="3.647cm" svg:y="2.853cm" draw:page-number="2" presentation:class="page"/>
          <draw:frame presentation:style-name="pr3" draw:layer="layout" svg:width="14.517cm" svg:height="11.409cm" svg:x="3.249cm" svg:y="14.13cm" presentation:class="notes" presentation:placeholder="true">
            <draw:text-box/>
          </draw:frame>
        </presentation:notes>
      </draw:page>
      <draw:page draw:name="page3" draw:style-name="dp1" draw:master-page-name="lyt-darkblue" presentation:presentation-page-layout-name="AL1T0">
        <office:forms form:automatic-focus="false" form:apply-design-mode="false"/>
        <draw:frame presentation:style-name="pr1" draw:layer="layout" svg:width="23.057cm" svg:height="3.005cm" svg:x="1.984cm" svg:y="0.672cm" presentation:class="title" presentation:user-transformed="true">
          <draw:text-box>
            <text:p>Losing flexibility</text:p>
          </draw:text-box>
        </draw:frame>
        <draw:frame presentation:style-name="pr2" draw:text-style-name="P2" draw:layer="layout" svg:width="23.498cm" svg:height="11.755cm" svg:x="1.984cm" svg:y="4.674cm" presentation:class="subtitle" presentation:user-transformed="true">
          <draw:text-box>
            <text:list text:style-name="L2">
              <text:list-item>
                <text:p text:style-name="P1"><text:span text:style-name="T4">At the core of parallel development, however, is the notion of flexibility. You have to write your code in such a way that you can incorporate newly discovered requirements into the existing code as painlessly as possible.</text:span></text:p>
              </text:list-item>
              <text:list-item>
                <text:p text:style-name="P5"><text:span text:style-name="T4">Rather than implement features you might need, you implement only the features you definitely need, but in a way that accommodates change. If you don't have this flexibility, parallel development simply isn't possible.</text:span></text:p>
              </text:list-item>
            </text:list>
          </draw:text-box>
        </draw:frame>
        <presentation:notes draw:style-name="dp2">
          <draw:page-thumbnail draw:style-name="gr1" draw:layer="layout" svg:width="13.705cm" svg:height="10.279cm" svg:x="3.647cm" svg:y="2.853cm" draw:page-number="3" presentation:class="page"/>
          <draw:frame presentation:style-name="pr3" draw:layer="layout" svg:width="14.517cm" svg:height="11.409cm" svg:x="3.249cm" svg:y="14.13cm" presentation:class="notes" presentation:placeholder="true">
            <draw:text-box/>
          </draw:frame>
        </presentation:notes>
      </draw:page>
      <draw:page draw:name="page4" draw:style-name="dp1" draw:master-page-name="lyt-darkblue" presentation:presentation-page-layout-name="AL2T18">
        <office:forms form:automatic-focus="false" form:apply-design-mode="false"/>
        <draw:frame presentation:style-name="pr4" draw:layer="layout" svg:width="23.057cm" svg:height="3.005cm" svg:x="1.6cm" svg:y="0.672cm" presentation:class="title" presentation:user-transformed="true">
          <draw:text-box>
            <text:p>Losing flexibility (example)</text:p>
          </draw:text-box>
        </draw:frame>
        <draw:frame presentation:style-name="pr5" draw:text-style-name="P7" draw:layer="layout" svg:width="11.466cm" svg:height="5.606cm" svg:x="1.984cm" svg:y="3.774cm" presentation:class="outline" presentation:user-transformed="true">
          <draw:text-box>
            <text:p text:style-name="P6"><text:span text:style-name="T5">e1) first implementation with concrete class LinkedList</text:span></text:p>
            <text:p text:style-name="P6"><text:span text:style-name="T6">f()</text:span></text:p>
            <text:p text:style-name="P6"><text:span text:style-name="T6">{ LinkedList list = new LinkedList();</text:span></text:p>
            <text:p text:style-name="P6"><text:span text:style-name="T6">//...</text:span></text:p>
            <text:p text:style-name="P6"><text:span text:style-name="T6">g( list ); }</text:span></text:p>
            <text:p text:style-name="P6"><text:span text:style-name="T6">g( LinkedList list ) {</text:span></text:p>
            <text:p text:style-name="P6"><text:span text:style-name="T6"><text:s text:c="4"/></text:span><text:span text:style-name="T6">list.add( ... );</text:span></text:p>
            <text:p text:style-name="P6"><text:span text:style-name="T6">g2( list ) }</text:span></text:p>
          </draw:text-box>
        </draw:frame>
        <draw:frame presentation:style-name="pr5" draw:text-style-name="P7" draw:layer="layout" svg:width="11.466cm" svg:height="6.421cm" svg:x="14.2cm" svg:y="3.06cm" presentation:class="outline" presentation:user-transformed="true">
          <draw:text-box>
            <text:p text:style-name="P6"><text:span text:style-name="T5"/></text:p>
            <text:p text:style-name="P6"><text:span text:style-name="T5">e3) first implementation with concrete class LinkedList</text:span></text:p>
            <text:p text:style-name="P6"><text:span text:style-name="T6">f()</text:span></text:p>
            <text:p text:style-name="P6"><text:span text:style-name="T6">{ Collection c = new HashSet();</text:span></text:p>
            <text:p text:style-name="P6"><text:span text:style-name="T6">//...</text:span></text:p>
            <text:p text:style-name="P6"><text:span text:style-name="T6">g( c ); }</text:span></text:p>
            <text:p text:style-name="P6"><text:span text:style-name="T6">g( Collection c ) {</text:span></text:p>
            <text:p text:style-name="P6"><text:span text:style-name="T6">for( Iterator i = c.iterator(); i.hasNext() ;) do_something_with( i.next() );</text:span></text:p>
            <text:p text:style-name="P6"><text:span text:style-name="T6">}</text:span></text:p>
          </draw:text-box>
        </draw:frame>
        <draw:frame presentation:style-name="pr6" draw:text-style-name="P7" draw:layer="layout" svg:width="11.466cm" svg:height="5.755cm" svg:x="2.134cm" svg:y="9.626cm" presentation:class="outline" presentation:user-transformed="true">
          <draw:text-box>
            <text:p text:style-name="P6"><text:span text:style-name="T5">e2) Using Collection, <text:s/>only <text:s/>f() should be changed to introduce HashSet </text:span></text:p>
            <text:p text:style-name="P6"><text:span text:style-name="T6">f()</text:span></text:p>
            <text:p text:style-name="P6"><text:span text:style-name="T6">{ Collection list = new LinkedList();</text:span></text:p>
            <text:p text:style-name="P6"><text:span text:style-name="T6">//...</text:span></text:p>
            <text:p text:style-name="P6"><text:span text:style-name="T6">g( list ); }</text:span></text:p>
            <text:p text:style-name="P6"><text:span text:style-name="T6">g( </text:span><text:span text:style-name="T5">Collection</text:span><text:span text:style-name="T6"> list ) {</text:span></text:p>
            <text:p text:style-name="P6"><text:span text:style-name="T6"><text:s text:c="4"/></text:span><text:span text:style-name="T6">list.add( ... );</text:span></text:p>
            <text:p text:style-name="P6"><text:span text:style-name="T6">g2( list ) }</text:span></text:p>
          </draw:text-box>
        </draw:frame>
        <draw:frame presentation:style-name="pr6" draw:text-style-name="P7" draw:layer="layout" svg:width="11.466cm" svg:height="6.421cm" svg:x="14.258cm" svg:y="9.463cm" presentation:class="outline" presentation:user-transformed="true">
          <draw:text-box>
            <text:p text:style-name="P6"><text:span text:style-name="T5">e4) You can improve flexibility using Iteratot interface . </text:span></text:p>
            <text:p text:style-name="P6"><text:span text:style-name="T6">f()</text:span></text:p>
            <text:p text:style-name="P6"><text:span text:style-name="T6">{ Collection c = new HashSet();</text:span></text:p>
            <text:p text:style-name="P6"><text:span text:style-name="T6">//...</text:span></text:p>
            <text:p text:style-name="P6"><text:span text:style-name="T6"><text:s text:c="4"/></text:span><text:span text:style-name="T6">g( c.iterator() );</text:span></text:p>
            <text:p text:style-name="P6"><text:span text:style-name="T6">}</text:span></text:p>
            <text:p text:style-name="P6"><text:span text:style-name="T6">g( </text:span><text:span text:style-name="T5">Iterator</text:span><text:span text:style-name="T6"> i )</text:span></text:p>
            <text:p text:style-name="P6"><text:span text:style-name="T6">{ while( i.hasNext() ;)</text:span></text:p>
            <text:p text:style-name="P6"><text:span text:style-name="T6">do_something_with( i.next() );}</text:span></text:p>
          </draw:text-box>
        </draw:frame>
        <presentation:notes draw:style-name="dp2">
          <draw:page-thumbnail draw:style-name="gr1" draw:layer="layout" svg:width="13.705cm" svg:height="10.279cm" svg:x="3.647cm" svg:y="2.853cm" draw:page-number="4" presentation:class="page"/>
          <draw:frame presentation:style-name="pr7" draw:layer="layout" svg:width="14.517cm" svg:height="11.409cm" svg:x="3.249cm" svg:y="14.13cm" presentation:class="notes" presentation:placeholder="true">
            <draw:text-box/>
          </draw:frame>
        </presentation:notes>
      </draw:page>
      <draw:page draw:name="page5" draw:style-name="dp1" draw:master-page-name="lyt-darkblue" presentation:presentation-page-layout-name="AL1T0">
        <office:forms form:automatic-focus="false" form:apply-design-mode="false"/>
        <draw:frame presentation:style-name="pr1" draw:layer="layout" svg:width="23.057cm" svg:height="3.005cm" svg:x="1.984cm" svg:y="0.672cm" presentation:class="title" presentation:user-transformed="true">
          <draw:text-box>
            <text:p><text:span text:style-name="T7">Coupling</text:span></text:p>
          </draw:text-box>
        </draw:frame>
        <draw:frame presentation:style-name="pr2" draw:text-style-name="P2" draw:layer="layout" svg:width="23.498cm" svg:height="11.755cm" svg:x="1.984cm" svg:y="4.674cm" presentation:class="subtitle" presentation:user-transformed="true">
          <draw:text-box>
            <text:list text:style-name="L2">
              <text:list-item>
                <text:p text:style-name="P1"><text:span text:style-name="T4">A more crucial problem with implementation inheritance is coupling—the undesirable reliance of one part of a program on another part.</text:span></text:p>
              </text:list-item>
              <text:list-item>
                <text:p text:style-name="P3"><text:span text:style-name="T4">As a designer, you should strive to minimize coupling relationships</text:span></text:p>
              </text:list-item>
              <text:list-item>
                <text:p text:style-name="P3"><text:span text:style-name="T4">object's instance variables (member fields that aren't constants), should always be private.</text:span></text:p>
              </text:list-item>
              <text:list-item>
                <text:p text:style-name="P3"><text:span text:style-name="T4">You should never use get/set functions for the same reason—they're just overly complicated ways to make a field public (though access functions that return full-blown objects rather than a basic-type value are reasonable in situations where the returned object's class is a key abstraction in the design).</text:span></text:p>
              </text:list-item>
              <text:list-item>
                <text:p text:style-name="P5"><text:span text:style-name="T4"/></text:p>
              </text:list-item>
            </text:list>
          </draw:text-box>
        </draw:frame>
        <presentation:notes draw:style-name="dp2">
          <draw:page-thumbnail draw:style-name="gr1" draw:layer="layout" svg:width="13.705cm" svg:height="10.279cm" svg:x="3.647cm" svg:y="2.853cm" draw:page-number="5" presentation:class="page"/>
          <draw:frame presentation:style-name="pr3" draw:text-style-name="P8" draw:layer="layout" svg:width="14.517cm" svg:height="11.409cm" svg:x="3.249cm" svg:y="14.13cm" presentation:class="notes" presentation:placeholder="true">
            <draw:text-box/>
          </draw:frame>
        </presentation:notes>
      </draw:page>
      <draw:page draw:name="page6" draw:style-name="dp1" draw:master-page-name="lyt-darkblue" presentation:presentation-page-layout-name="AL1T0">
        <office:forms form:automatic-focus="false" form:apply-design-mode="false"/>
        <draw:frame presentation:style-name="pr1" draw:layer="layout" svg:width="23.057cm" svg:height="3.005cm" svg:x="1.984cm" svg:y="0.672cm" presentation:class="title" presentation:user-transformed="true">
          <draw:text-box>
            <text:p><text:span text:style-name="T7">Coupling (examples)</text:span></text:p>
          </draw:text-box>
        </draw:frame>
        <draw:frame presentation:style-name="pr2" draw:text-style-name="P2" draw:layer="layout" svg:width="23.498cm" svg:height="11.755cm" svg:x="1.984cm" svg:y="4.674cm" presentation:class="subtitle" presentation:user-transformed="true">
          <draw:text-box>
            <text:list text:style-name="L2">
              <text:list-item>
                <text:p text:style-name="P1"><text:span text:style-name="T4">Global variables provide the classic example of why strong coupling causes trouble. If you change the type of the global variable, for example, all functions that use the variable (i.e., are coupled to the variable) might be affected, so all this code must be examined, modified, and retested. </text:span></text:p>
                <text:p text:style-name="P5"><text:span text:style-name="T4"/></text:p>
              </text:list-item>
            </text:list>
          </draw:text-box>
        </draw:frame>
        <presentation:notes draw:style-name="dp2">
          <draw:page-thumbnail draw:style-name="gr1" draw:layer="layout" svg:width="13.705cm" svg:height="10.279cm" svg:x="3.647cm" svg:y="2.853cm" draw:page-number="6" presentation:class="page"/>
          <draw:frame presentation:style-name="pr3" draw:text-style-name="P8" draw:layer="layout" svg:width="14.517cm" svg:height="11.409cm" svg:x="3.249cm" svg:y="14.13cm" presentation:class="notes" presentation:placeholder="true">
            <draw:text-box/>
          </draw:frame>
        </presentation:notes>
      </draw:page>
      <draw:page draw:name="page7" draw:style-name="dp1" draw:master-page-name="lyt-darkblue" presentation:presentation-page-layout-name="AL1T0">
        <office:forms form:automatic-focus="false" form:apply-design-mode="false"/>
        <draw:frame presentation:style-name="pr1" draw:layer="layout" svg:width="23.057cm" svg:height="3.005cm" svg:x="1.984cm" svg:y="0.672cm" presentation:class="title" presentation:user-transformed="true">
          <draw:text-box>
            <text:p><text:span text:style-name="T7">The fragile base-class problem</text:span></text:p>
          </draw:text-box>
        </draw:frame>
        <draw:frame presentation:style-name="pr2" draw:text-style-name="P10" draw:layer="layout" svg:width="23.498cm" svg:height="12.612cm" svg:x="1.984cm" svg:y="3.474cm" presentation:class="subtitle" presentation:user-transformed="true">
          <draw:text-box>
            <text:list text:style-name="L2">
              <text:list-item>
                <text:p text:style-name="P9"><text:span text:style-name="T4">In an implementation-inheritance system that uses extends, the derived classes are very tightly coupled to the base classes, and this close connection is undesirable</text:span></text:p>
              </text:list-item>
              <text:list-item>
                <text:p text:style-name="P9"><text:span text:style-name="T4">Base classes are considered fragile because you can modify a base class in a seemingly safe way, but this new behavior, when inherited by the derived classes, might cause the derived classes to malfunction</text:span></text:p>
              </text:list-item>
              <text:list-item>
                <text:p text:style-name="P9"><text:span text:style-name="T4">You can't tell whether a base-class change is safe simply by examining the base class's methods in isolation; you must look at (and test) all derived classes as well.</text:span></text:p>
              </text:list-item>
              <text:list-item>
                <text:p text:style-name="P9"><text:span text:style-name="T4">A simple change to a key base class can render an entire program inoperable.</text:span></text:p>
              </text:list-item>
              <text:list-item>
                <text:p text:style-name="P9"><text:span text:style-name="T4">An interface-based solution has the same flexibility as the implementation-inheritance solution: you can write your code in terms of abstraction without worrying about what kind of concrete class you actually manipulate. Since the two implementations must provide versions of everything in the public interface, it's much more difficult to get things wrong. We <text:s/>still have the benefit of writing the equivalent of base-class code only once, because we can </text:span><text:span text:style-name="T8">use encapsulation rather than derivation</text:span><text:span text:style-name="T4">. </text:span></text:p>
                <text:p text:style-name="P9"><text:span text:style-name="T9"/></text:p>
              </text:list-item>
            </text:list>
          </draw:text-box>
        </draw:frame>
        <presentation:notes draw:style-name="dp2">
          <draw:page-thumbnail draw:style-name="gr1" draw:layer="layout" svg:width="13.705cm" svg:height="10.279cm" svg:x="3.647cm" svg:y="2.853cm" draw:page-number="7" presentation:class="page"/>
          <draw:frame presentation:style-name="pr3" draw:text-style-name="P8" draw:layer="layout" svg:width="14.517cm" svg:height="11.409cm" svg:x="3.249cm" svg:y="14.13cm" presentation:class="notes" presentation:placeholder="true">
            <draw:text-box/>
          </draw:frame>
        </presentation:notes>
      </draw:page>
      <draw:page draw:name="page8" draw:style-name="dp1" draw:master-page-name="lyt-darkblue" presentation:presentation-page-layout-name="AL1T0">
        <office:forms form:automatic-focus="false" form:apply-design-mode="false"/>
        <draw:frame presentation:style-name="pr1" draw:layer="layout" svg:width="23.057cm" svg:height="3.005cm" svg:x="1.984cm" svg:y="0.672cm" presentation:class="title" presentation:user-transformed="true">
          <draw:text-box>
            <text:p><text:span text:style-name="T7">The fragile base-class problem</text:span></text:p>
          </draw:text-box>
        </draw:frame>
        <draw:frame presentation:style-name="pr2" draw:text-style-name="P10" draw:layer="layout" svg:width="23.498cm" svg:height="11.755cm" svg:x="1.984cm" svg:y="3.474cm" presentation:class="subtitle" presentation:user-transformed="true">
          <draw:text-box>
            <text:list text:style-name="L2">
              <text:list-item>
                <text:p text:style-name="P9"><text:span text:style-name="T4">The more abstraction you add, the greater the flexibility. In today's business environment, where requirements regularly change as the program develops, this flexibility is essential. Moreover, most of the Agile development methodologies (such as Crystal and extreme programming) simply won't work unless the code is written in the abstract.</text:span></text:p>
                <text:p text:style-name="P9"><text:span text:style-name="T4"/></text:p>
              </text:list-item>
              <text:list-item>
                <text:p text:style-name="P9"><text:span text:style-name="T4">A discussion of fragile base classes would be incomplete without a mention of framework-based programming.A framework-based system typically starts with a library of half-baked classes that don't do everything they need to do, but rather rely on a derived class to provide missing functionality. A good example in Java is the Component's paint() method, which is effectively a place holder; a derived class must provide the real version.</text:span></text:p>
                <text:p text:style-name="P9"><text:span text:style-name="T9"/></text:p>
              </text:list-item>
            </text:list>
          </draw:text-box>
        </draw:frame>
        <presentation:notes draw:style-name="dp2">
          <draw:page-thumbnail draw:style-name="gr1" draw:layer="layout" svg:width="13.705cm" svg:height="10.279cm" svg:x="3.647cm" svg:y="2.853cm" draw:page-number="8" presentation:class="page"/>
          <draw:frame presentation:style-name="pr3" draw:text-style-name="P8" draw:layer="layout" svg:width="14.517cm" svg:height="11.409cm" svg:x="3.249cm" svg:y="14.13cm" presentation:class="notes" presentation:placeholder="true">
            <draw:text-box/>
          </draw:frame>
        </presentation:notes>
      </draw:page>
      <draw:page draw:name="page9" draw:style-name="dp1" draw:master-page-name="lyt-darkblue" presentation:presentation-page-layout-name="AL2T18">
        <draw:frame presentation:style-name="pr4" draw:layer="layout" svg:width="23.057cm" svg:height="3.005cm" svg:x="1.6cm" svg:y="0.672cm" presentation:class="title" presentation:user-transformed="true">
          <draw:text-box>
            <text:p><text:span text:style-name="T7">The fragile base-class problem</text:span> (example)</text:p>
          </draw:text-box>
        </draw:frame>
        <draw:frame presentation:style-name="pr8" draw:text-style-name="P7" draw:layer="layout" svg:width="11.466cm" svg:height="14.173cm" svg:x="1.984cm" svg:y="2.374cm" presentation:class="outline" presentation:user-transformed="true">
          <draw:text-box>
            <text:p text:style-name="P6"><text:span text:style-name="T5"/></text:p>
            <text:p text:style-name="P6"><text:span text:style-name="T6">class Stack extends ArrayList</text:span></text:p>
            <text:p text:style-name="P6"><text:span text:style-name="T6">{ private int stack_pointer = 0;</text:span></text:p>
            <text:p text:style-name="P6"><text:span text:style-name="T6">public void push( Object article )</text:span></text:p>
            <text:p text:style-name="P6"><text:span text:style-name="T6">{ add( stack_pointer++, article );</text:span></text:p>
            <text:p text:style-name="P6"><text:span text:style-name="T6">}</text:span></text:p>
            <text:p text:style-name="P6"><text:span text:style-name="T6">public Object pop()</text:span></text:p>
            <text:p text:style-name="P6"><text:span text:style-name="T6">{ return remove( --stack_pointer );</text:span></text:p>
            <text:p text:style-name="P6"><text:span text:style-name="T6">}</text:span></text:p>
            <text:p text:style-name="P6"><text:span text:style-name="T6">public void push_many( Object[] articles )</text:span></text:p>
            <text:p text:style-name="P6"><text:span text:style-name="T6">{ for( int i = 0; i &lt; articles.length; ++i )</text:span></text:p>
            <text:p text:style-name="P6"><text:span text:style-name="T6"><text:s text:c="12"/></text:span><text:span text:style-name="T6">push( articles[i] );</text:span></text:p>
            <text:p text:style-name="P6"><text:span text:style-name="T6">} }</text:span></text:p>
            <text:p text:style-name="P6"><text:span text:style-name="T6"/></text:p>
            <text:p text:style-name="P6"><text:span text:style-name="T6">clear() of the base class doesn't know anything about the stack pointer, the Stack object is now in an undefined state.</text:span></text:p>
            <text:p text:style-name="P6"><text:span text:style-name="T6"/></text:p>
            <text:p text:style-name="P6"><text:span text:style-name="T6">LinkedListStack a_stack = new Stack(); a_stack.push("1");</text:span></text:p>
            <text:p text:style-name="P6"><text:span text:style-name="T6">a_stack.push("2");</text:span></text:p>
            <text:p text:style-name="P6"><text:span text:style-name="T6">a_stack.</text:span><text:span text:style-name="T5">clear</text:span><text:span text:style-name="T6">();</text:span></text:p>
          </draw:text-box>
        </draw:frame>
        <draw:frame presentation:style-name="pr9" draw:text-style-name="P11" draw:layer="layout" svg:width="11.466cm" svg:height="12.74cm" svg:x="14.2cm" svg:y="3.06cm" presentation:class="outline" presentation:user-transformed="true">
          <draw:text-box>
            <text:p text:style-name="P6"><text:span text:style-name="T10">One solution to the undesirable method-inheritance problem is for Stack to override all ArrayList methods that can modify the array's state.</text:span></text:p>
            <text:p text:style-name="P6"><text:span text:style-name="T11"/></text:p>
            <text:p text:style-name="P6"><text:span text:style-name="T11">This approach has </text:span><text:span text:style-name="T12">two</text:span><text:span text:style-name="T11"> </text:span><text:span text:style-name="T12">disadvantages</text:span><text:span text:style-name="T11">:</text:span></text:p>
            <text:p text:style-name="P6"><text:span text:style-name="T11"/></text:p>
            <text:p text:style-name="P6"><text:span text:style-name="T11">-if you override everything, the base class should really be an interface,</text:span><text:span text:style-name="T12"> not a class</text:span></text:p>
            <text:p text:style-name="P6"><text:span text:style-name="T11"/></text:p>
            <text:p text:style-name="P6"><text:span text:style-name="T11">- you don't want a stack to support all ArrayList methods (removeRange() method isn't useful for Stack). </text:span></text:p>
            <text:p text:style-name="P6"><text:span text:style-name="T11">The only reasonable way to implement a useless method is to have it throw an exception, since it should never be called. </text:span></text:p>
            <text:p text:style-name="P6"><text:span text:style-name="T11">This approach effectively moves what would be a compile-time error into runtime. Not good.</text:span></text:p>
          </draw:text-box>
        </draw:frame>
        <presentation:notes draw:style-name="dp2">
          <draw:page-thumbnail draw:style-name="gr1" draw:layer="layout" svg:width="13.705cm" svg:height="10.279cm" svg:x="3.647cm" svg:y="2.853cm" draw:page-number="9" presentation:class="page"/>
          <draw:frame presentation:style-name="pr7" draw:text-style-name="P8" draw:layer="layout" svg:width="14.517cm" svg:height="11.409cm" svg:x="3.249cm" svg:y="14.13cm" presentation:class="notes" presentation:placeholder="true">
            <draw:text-box/>
          </draw:frame>
        </presentation:notes>
      </draw:page>
      <draw:page draw:name="page10" draw:style-name="dp1" draw:master-page-name="lyt-darkblue" presentation:presentation-page-layout-name="AL2T18">
        <draw:frame presentation:style-name="pr4" draw:layer="layout" svg:width="23.057cm" svg:height="3.005cm" svg:x="1.6cm" svg:y="0.672cm" presentation:class="title" presentation:user-transformed="true">
          <draw:text-box>
            <text:p><text:span text:style-name="T7">The fragile base-class problem</text:span> (example)</text:p>
          </draw:text-box>
        </draw:frame>
        <draw:frame presentation:style-name="pr8" draw:text-style-name="P7" draw:layer="layout" svg:width="11.466cm" svg:height="13.426cm" svg:x="1.984cm" svg:y="2.374cm" presentation:class="outline" presentation:user-transformed="true">
          <draw:text-box>
            <text:p text:style-name="P6"><text:span text:style-name="T5"/></text:p>
            <text:p text:style-name="P6"><text:span text:style-name="T6">A better solution to the base-class issue is encapsulating the data structure instead of using inheritance. Here's a new-and-improved version of Stack:</text:span></text:p>
            <text:p text:style-name="P6"><text:span text:style-name="T6"/></text:p>
            <text:p text:style-name="P6"><text:span text:style-name="T6">class Stack</text:span></text:p>
            <text:p text:style-name="P6"><text:span text:style-name="T6">{ private int stack_pointer = 0;</text:span></text:p>
            <text:p text:style-name="P6"><text:span text:style-name="T6">private ArrayList the_data = new ArrayList(); public void push( Object article )</text:span></text:p>
            <text:p text:style-name="P6"><text:span text:style-name="T6">{ the_data.add( stack_pointer++, article ); }</text:span></text:p>
            <text:p text:style-name="P6"><text:span text:style-name="T6">public Object pop()</text:span></text:p>
            <text:p text:style-name="P6"><text:span text:style-name="T6">{ return the_data.remove( --stack_pointer ); }</text:span></text:p>
            <text:p text:style-name="P6"><text:span text:style-name="T6">public void push_many( Object[] articles )</text:span></text:p>
            <text:p text:style-name="P6"><text:span text:style-name="T6">{ for(inti=0;i&lt;o.length;++i)</text:span></text:p>
            <text:p text:style-name="P6"><text:span text:style-name="T6"><text:s text:c="12"/></text:span><text:span text:style-name="T6">push( articles[i] );</text:span></text:p>
            <text:p text:style-name="P6"><text:span text:style-name="T6">} }</text:span></text:p>
          </draw:text-box>
        </draw:frame>
        <draw:frame presentation:style-name="pr8" draw:text-style-name="P7" draw:layer="layout" svg:width="11.466cm" svg:height="13.426cm" svg:x="14.2cm" svg:y="2.374cm" presentation:class="outline" presentation:user-transformed="true">
          <draw:text-box>
            <text:p text:style-name="P6"><text:span text:style-name="T5"/></text:p>
            <text:p text:style-name="P6"><text:span text:style-name="T6"/></text:p>
          </draw:text-box>
        </draw:frame>
        <presentation:notes draw:style-name="dp2">
          <draw:page-thumbnail draw:style-name="gr1" draw:layer="layout" svg:width="13.705cm" svg:height="10.279cm" svg:x="3.647cm" svg:y="2.853cm" draw:page-number="10" presentation:class="page"/>
          <draw:frame presentation:style-name="pr7" draw:text-style-name="P8" draw:layer="layout" svg:width="14.517cm" svg:height="11.409cm" svg:x="3.249cm" svg:y="14.13cm" presentation:class="notes" presentation:placeholder="true">
            <draw:text-box/>
          </draw:frame>
        </presentation:notes>
      </draw:page>
      <draw:page draw:name="page11" draw:style-name="dp1" draw:master-page-name="lyt-darkblue" presentation:presentation-page-layout-name="AL2T18">
        <draw:frame presentation:style-name="pr4" draw:layer="layout" svg:width="23.057cm" svg:height="3.005cm" svg:x="1.6cm" svg:y="0.672cm" presentation:class="title" presentation:user-transformed="true">
          <draw:text-box>
            <text:p><text:span text:style-name="T7">The fragile base-class problem</text:span> (example)</text:p>
          </draw:text-box>
        </draw:frame>
        <draw:frame presentation:style-name="pr8" draw:text-style-name="P7" draw:layer="layout" svg:width="11.466cm" svg:height="13.426cm" svg:x="1.984cm" svg:y="2.374cm" presentation:class="outline" presentation:user-transformed="true">
          <draw:text-box>
            <text:p text:style-name="P6"><text:span text:style-name="T5"/></text:p>
            <text:p text:style-name="P6"><text:span text:style-name="T6"><text:s/></text:span></text:p>
            <text:p text:style-name="P6"><text:span text:style-name="T6">interface Stack</text:span></text:p>
            <text:p text:style-name="P6"><text:span text:style-name="T6"><text:s/></text:span><text:span text:style-name="T6">{</text:span></text:p>
            <text:p text:style-name="P6"><text:span text:style-name="T6"><text:s/></text:span><text:span text:style-name="T6">void push( Object o );</text:span></text:p>
            <text:p text:style-name="P6"><text:span text:style-name="T6"><text:s/></text:span><text:span text:style-name="T6">Object pop();</text:span></text:p>
            <text:p text:style-name="P6"><text:span text:style-name="T6"><text:s/></text:span><text:span text:style-name="T6">void push_many( Object[] source );</text:span></text:p>
            <text:p text:style-name="P6"><text:span text:style-name="T6"><text:s/></text:span><text:span text:style-name="T6">}</text:span></text:p>
          </draw:text-box>
        </draw:frame>
        <draw:frame presentation:style-name="pr9" draw:text-style-name="P11" draw:layer="layout" svg:width="11.466cm" svg:height="13.081cm" svg:x="15.2cm" svg:y="2.886cm" presentation:class="outline" presentation:user-transformed="true">
          <draw:text-box>
            <text:p text:style-name="P6"><text:span text:style-name="T10">class Simple_stack implements Stack</text:span></text:p>
            <text:p text:style-name="P6"><text:span text:style-name="T10"><text:s/></text:span><text:span text:style-name="T10">{</text:span></text:p>
            <text:p text:style-name="P6"><text:span text:style-name="T10"/></text:p>
            <text:p text:style-name="P6"><text:span text:style-name="T10">private int stack_pointer = -1;</text:span></text:p>
            <text:p text:style-name="P6"><text:span text:style-name="T10">private Object[] stack = new Object[1000];</text:span></text:p>
            <text:p text:style-name="P6"><text:span text:style-name="T10">public void push( Object o )</text:span></text:p>
            <text:p text:style-name="P6"><text:span text:style-name="T10">{ assert stack_pointer &lt; stack.length;</text:span></text:p>
            <text:p text:style-name="P6"><text:span text:style-name="T10"><text:s text:c="4"/></text:span><text:span text:style-name="T10">stack[ ++stack_pointer ] = o;</text:span></text:p>
            <text:p text:style-name="P6"><text:span text:style-name="T10">}</text:span></text:p>
            <text:p text:style-name="P6"><text:span text:style-name="T10">public Object pop()</text:span></text:p>
            <text:p text:style-name="P6"><text:span text:style-name="T10">{ assert stack_pointer &gt;= 0;</text:span></text:p>
            <text:p text:style-name="P6"><text:span text:style-name="T10">return stack[ stack_pointer-- ]; }</text:span></text:p>
            <text:p text:style-name="P6"><text:span text:style-name="T10">public void push_many( Object[] source )</text:span></text:p>
            <text:p text:style-name="P6"><text:span text:style-name="T10">{ assert (stack_pointer + source.length) &lt; stack.length;</text:span></text:p>
            <text:p text:style-name="P6"><text:span text:style-name="T10">System.arraycopy(source,0,stack,stack_pointer+1,source.length); </text:span></text:p>
            <text:p text:style-name="P6"><text:span text:style-name="T10"><text:s/></text:span><text:span text:style-name="T10">stack_pointer += source.length;</text:span></text:p>
            <text:p text:style-name="P6"><text:span text:style-name="T10"><text:s/></text:span><text:span text:style-name="T10">}</text:span></text:p>
            <text:p text:style-name="P6"><text:span text:style-name="T10"><text:s/></text:span><text:span text:style-name="T10">}</text:span></text:p>
            <text:p text:style-name="P6"><text:span text:style-name="T10"/></text:p>
          </draw:text-box>
        </draw:frame>
        <presentation:notes draw:style-name="dp2">
          <draw:page-thumbnail draw:style-name="gr1" draw:layer="layout" svg:width="13.705cm" svg:height="10.279cm" svg:x="3.647cm" svg:y="2.853cm" draw:page-number="11" presentation:class="page"/>
          <draw:frame presentation:style-name="pr7" draw:text-style-name="P8" draw:layer="layout" svg:width="14.517cm" svg:height="11.409cm" svg:x="3.249cm" svg:y="14.13cm" presentation:class="notes" presentation:placeholder="true">
            <draw:text-box/>
          </draw:frame>
        </presentation:notes>
      </draw:page>
      <draw:page draw:name="page12" draw:style-name="dp1" draw:master-page-name="lyt-darkblue" presentation:presentation-page-layout-name="AL2T18">
        <draw:frame presentation:style-name="pr4" draw:layer="layout" svg:width="23.057cm" svg:height="3.005cm" svg:x="1.6cm" svg:y="-0.428cm" presentation:class="title" presentation:user-transformed="true">
          <draw:text-box>
            <text:p><text:span text:style-name="T7">The fragile base-class problem</text:span> (example)</text:p>
          </draw:text-box>
        </draw:frame>
        <draw:frame presentation:style-name="pr8" draw:text-style-name="P7" draw:layer="layout" svg:width="11.466cm" svg:height="14.413cm" svg:x="1.984cm" svg:y="1.674cm" presentation:class="outline" presentation:user-transformed="true">
          <draw:text-box>
            <text:p text:style-name="P6"><text:span text:style-name="T6">class Monitorable_Stack implements Stack </text:span></text:p>
            <text:p text:style-name="P6"><text:span text:style-name="T6">{</text:span></text:p>
            <text:p text:style-name="P6"><text:span text:style-name="T6">private int high_water_mark = 0;</text:span></text:p>
            <text:p text:style-name="P6"><text:span text:style-name="T6">private int current_size;</text:span></text:p>
            <text:p text:style-name="P6"><text:span text:style-name="T5">Simple_stack stack =</text:span><text:span text:style-name="T6"> </text:span><text:span text:style-name="T5">new Simple_stack()</text:span><text:span text:style-name="T6">;</text:span></text:p>
            <text:p text:style-name="P6"><text:span text:style-name="T6">public void push( Object o )</text:span></text:p>
            <text:p text:style-name="P6"><text:span text:style-name="T6">{ if (++current_size &gt; <text:s/>high_water_mark)</text:span></text:p>
            <text:p text:style-name="P6"><text:span text:style-name="T6"><text:s text:c="3"/></text:span><text:span text:style-name="T6">high_water_mark = current_size;</text:span></text:p>
            <text:p text:style-name="P6"><text:span text:style-name="T6"><text:s text:c="2"/></text:span><text:span text:style-name="T5">stack</text:span><text:span text:style-name="T6">.push(o);</text:span></text:p>
            <text:p text:style-name="P6"><text:span text:style-name="T6">}</text:span></text:p>
            <text:p text:style-name="P6"><text:span text:style-name="T13">public Object pop() {</text:span></text:p>
            <text:p text:style-name="P6"><text:span text:style-name="T13"><text:s text:c="3"/></text:span><text:span text:style-name="T13">-- current_size;</text:span></text:p>
            <text:p text:style-name="P6"><text:span text:style-name="T13"><text:s text:c="3"/></text:span><text:span text:style-name="T13">return </text:span><text:span text:style-name="T14">stack</text:span><text:span text:style-name="T13">.pop();</text:span></text:p>
            <text:p text:style-name="P6"><text:span text:style-name="T13">}</text:span></text:p>
            <text:p text:style-name="P6"><text:span text:style-name="T13">public void push_many( Object[] source ) {</text:span></text:p>
            <text:p text:style-name="P6"><text:span text:style-name="T13">if( current_size + source.length &gt; high_water_mark ) high_water_mark = current_size + source.length;</text:span></text:p>
            <text:p text:style-name="P6"><text:span text:style-name="T13"><text:s text:c="4"/></text:span><text:span text:style-name="T14">stack</text:span><text:span text:style-name="T13">.push_many( source );</text:span></text:p>
            <text:p text:style-name="P6"><text:span text:style-name="T13">}</text:span></text:p>
            <text:p text:style-name="P6"><text:span text:style-name="T13">public int maximum_size()</text:span></text:p>
            <text:p text:style-name="P6"><text:span text:style-name="T13">{ return high_water_mark; }</text:span></text:p>
            <text:p text:style-name="P6"><text:span text:style-name="T6"/></text:p>
          </draw:text-box>
        </draw:frame>
        <presentation:notes draw:style-name="dp2">
          <draw:page-thumbnail draw:style-name="gr1" draw:layer="layout" svg:width="13.705cm" svg:height="10.279cm" svg:x="3.647cm" svg:y="2.853cm" draw:page-number="12" presentation:class="page"/>
          <draw:frame presentation:style-name="pr7" draw:text-style-name="P8"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CH"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Arial" style:font-family-generic="roman" style:font-pitch="variable" fo:font-size="27.3999996185303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342cm" fo:text-indent="0cm"/>
      <style:text-properties fo:font-size="24pt" style:font-size-asian="28pt" style:font-size-complex="28pt"/>
    </style:style>
    <style:style style:name="Predefinito-outline3" style:family="presentation" style:parent-style-name="Predefinito-outline2">
      <style:paragraph-properties fo:margin-left="0cm" fo:margin-right="0cm" fo:margin-top="0cm" fo:margin-bottom="0.257cm" fo:text-indent="0cm"/>
      <style:text-properties fo:font-size="20.6000003814697pt" style:font-size-asian="24pt" style:font-size-complex="24pt"/>
    </style:style>
    <style:style style:name="Predefinito-outline4" style:family="presentation" style:parent-style-name="Predefinito-outline3">
      <style:paragraph-properties fo:margin-left="0cm" fo:margin-right="0cm" fo:margin-top="0cm" fo:margin-bottom="0.171cm" fo:text-indent="0cm"/>
      <style:text-properties fo:font-size="17.1000003814697pt" style:font-size-asian="20pt" style:font-size-complex="20pt"/>
    </style:style>
    <style:style style:name="Predefinito-outline5" style:family="presentation" style:parent-style-name="Predefinito-outline4">
      <style:paragraph-properties fo:margin-left="0cm" fo:margin-right="0cm" fo:margin-top="0cm" fo:margin-bottom="0.085cm" fo:text-indent="0cm"/>
      <style:text-properties fo:font-size="17.1000003814697pt" style:font-size-asian="20pt" style:font-size-complex="20pt"/>
    </style:style>
    <style:style style:name="Predefinito-outline6" style:family="presentation" style:parent-style-name="Predefinito-outline5">
      <style:paragraph-properties fo:margin-left="0cm" fo:margin-right="0cm" fo:margin-top="0cm" fo:margin-bottom="0.085cm" fo:text-indent="0cm"/>
      <style:text-properties fo:font-size="17.1000003814697pt" style:font-size-asian="20pt" style:font-size-complex="20pt"/>
    </style:style>
    <style:style style:name="Predefinito-outline7" style:family="presentation" style:parent-style-name="Predefinito-outline6">
      <style:paragraph-properties fo:margin-left="0cm" fo:margin-right="0cm" fo:margin-top="0cm" fo:margin-bottom="0.085cm" fo:text-indent="0cm"/>
      <style:text-properties fo:font-size="17.1000003814697pt" style:font-size-asian="20pt" style:font-size-complex="20pt"/>
    </style:style>
    <style:style style:name="Predefinito-outline8" style:family="presentation" style:parent-style-name="Predefinito-outline7">
      <style:paragraph-properties fo:margin-left="0cm" fo:margin-right="0cm" fo:margin-top="0cm" fo:margin-bottom="0.085cm" fo:text-indent="0cm"/>
      <style:text-properties fo:font-size="17.1000003814697pt" style:font-size-asian="20pt" style:font-size-complex="20pt"/>
    </style:style>
    <style:style style:name="Predefinito-outline9" style:family="presentation" style:parent-style-name="Predefinito-outline8">
      <style:paragraph-properties fo:margin-left="0cm" fo:margin-right="0cm" fo:margin-top="0cm" fo:margin-bottom="0.085cm" fo:text-indent="0cm"/>
      <style:text-properties fo:font-size="17.1000003814697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0.6000003814697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28cm" fo:text-align="start" fo:text-indent="0cm"/>
      <style:text-properties fo:color="#e6e6e6" style:text-outline="false" style:text-line-through-style="none" fo:font-family="Thorndale" style:font-family-generic="roman" style:font-pitch="variable" fo:font-size="20.6000003814697pt"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2.055cm" fo:margin-right="0cm" fo:margin-top="0cm" fo:margin-bottom="0.342cm" fo:text-indent="-0.685cm"/>
      <style:text-properties fo:font-size="24pt"/>
    </style:style>
    <style:style style:name="lyt-darkblue-outline3" style:family="presentation" style:parent-style-name="lyt-darkblue-outline2">
      <style:paragraph-properties fo:margin-left="3.085cm" fo:margin-right="0cm" fo:margin-top="0cm" fo:margin-bottom="0.257cm" fo:text-indent="-0.514cm"/>
      <style:text-properties fo:font-size="20.6000003814697pt"/>
    </style:style>
    <style:style style:name="lyt-darkblue-outline4" style:family="presentation" style:parent-style-name="lyt-darkblue-outline3">
      <style:paragraph-properties fo:margin-left="4.113cm" fo:margin-right="0cm" fo:margin-top="0cm" fo:margin-bottom="0.171cm" fo:text-indent="-0.514cm"/>
      <style:text-properties fo:font-size="17.2000007629395pt"/>
    </style:style>
    <style:style style:name="lyt-darkblue-outline5" style:family="presentation" style:parent-style-name="lyt-darkblue-outline4">
      <style:paragraph-properties fo:margin-left="5.141cm" fo:margin-right="0cm" fo:margin-top="0cm" fo:margin-bottom="0.085cm" fo:text-indent="-0.514cm"/>
      <style:text-properties fo:font-size="17.2000007629395pt"/>
    </style:style>
    <style:style style:name="lyt-darkblue-outline6" style:family="presentation" style:parent-style-name="lyt-darkblue-outline5">
      <style:paragraph-properties fo:margin-left="6.169cm" fo:margin-right="0cm" fo:margin-top="0cm" fo:margin-bottom="0.085cm" fo:text-indent="-0.514cm"/>
      <style:text-properties fo:font-size="17.2000007629395pt"/>
    </style:style>
    <style:style style:name="lyt-darkblue-outline7" style:family="presentation" style:parent-style-name="lyt-darkblue-outline6">
      <style:paragraph-properties fo:margin-left="7.198cm" fo:margin-right="0cm" fo:margin-top="0cm" fo:margin-bottom="0.085cm" fo:text-indent="-0.514cm"/>
      <style:text-properties fo:font-size="17.2000007629395pt"/>
    </style:style>
    <style:style style:name="lyt-darkblue-outline8" style:family="presentation" style:parent-style-name="lyt-darkblue-outline7">
      <style:paragraph-properties fo:margin-left="8.226cm" fo:margin-right="0cm" fo:margin-top="0cm" fo:margin-bottom="0.085cm" fo:text-indent="-0.514cm"/>
      <style:text-properties fo:font-size="17.2000007629395pt"/>
    </style:style>
    <style:style style:name="lyt-darkblue-outline9" style:family="presentation" style:parent-style-name="lyt-darkblue-outline8">
      <style:paragraph-properties fo:margin-left="9.254cm" fo:margin-right="0cm" fo:margin-top="0cm" fo:margin-bottom="0.085cm" fo:text-indent="-0.514cm"/>
      <style:text-properties fo:font-size="17.2000007629395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24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0.6000003814697pt" fo:font-style="italic"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5.999cm" svg:x="1cm" svg:y="3.273cm"/>
      <draw:page-thumbnail draw:layer="backgroundobjects" svg:width="8.999cm" svg:height="5.999cm" svg:x="1cm" svg:y="11.849cm"/>
      <draw:page-thumbnail draw:layer="backgroundobjects" svg:width="8.999cm" svg:height="5.999cm" svg:x="1cm" svg:y="20.425cm"/>
      <draw:page-thumbnail draw:layer="backgroundobjects" svg:width="8.999cm" svg:height="5.999cm" svg:x="11cm" svg:y="3.273cm"/>
      <draw:page-thumbnail draw:layer="backgroundobjects" svg:width="8.999cm" svg:height="5.999cm" svg:x="11cm" svg:y="11.849cm"/>
      <draw:page-thumbnail draw:layer="backgroundobjects" svg:width="8.999cm" svg:height="5.999cm" svg:x="11cm" svg:y="20.425cm"/>
    </style:handout-master>
    <style:master-page style:name="Predefinito" style:page-layout-name="PM1" draw:style-name="Mdp1">
      <draw:frame presentation:style-name="Predefinito-title" draw:layer="backgroundobjects" svg:width="24.299cm" svg:height="3.005cm" svg:x="1.35cm" svg:y="0.717cm" presentation:class="title" presentation:placeholder="true">
        <draw:text-box/>
      </draw:frame>
      <draw:frame presentation:style-name="Predefinito-outline1" draw:layer="backgroundobjects" svg:width="24.299cm" svg:height="11.879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text:span text:style-name="MT1"><presentation:date-time/></text:span></text:p>
        </draw:text-box>
      </draw:frame>
      <draw:frame presentation:style-name="Mpr1" draw:text-style-name="MP3" draw:layer="backgroundobjects" svg:width="8.558cm" svg:height="1.241cm" svg:x="9.234cm" svg:y="16.398cm" presentation:class="footer">
        <draw:text-box>
          <text:p text:style-name="MP3"><text:span text:style-name="MT1"><presentation:footer/></text:span></text:p>
        </draw:text-box>
      </draw:frame>
      <draw:frame presentation:style-name="Mpr1" draw:text-style-name="MP2" draw:layer="backgroundobjects" svg:width="6.29cm" svg:height="1.241cm" svg:x="19.359cm" svg:y="16.398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lyt-darkblue" style:page-layout-name="PM1" draw:style-name="Mdp2">
      <draw:frame presentation:style-name="lyt-darkblue-title" draw:layer="backgroundobjects" svg:width="23.057cm" svg:height="3.005cm" svg:x="1.984cm" svg:y="0.672cm" presentation:class="title" presentation:placeholder="true">
        <draw:text-box draw:corner-radius="0.016cm"/>
      </draw:frame>
      <draw:frame presentation:style-name="lyt-darkblue-outline1" draw:layer="backgroundobjects" svg:width="23.498cm" svg:height="11.755cm" svg:x="1.984cm" svg:y="4.674cm" presentation:class="outline" presentation:placeholder="true">
        <draw:text-box/>
      </draw:frame>
      <draw:rect draw:style-name="Mgr3" draw:text-style-name="MP4" draw:layer="backgroundobjects" svg:width="25.058cm" svg:height="0.23cm" svg:x="1.942cm" svg:y="16.849cm">
        <text:p/>
      </draw:rect>
      <draw:rect draw:style-name="Mgr3" draw:text-style-name="MP4" draw:layer="backgroundobjects" svg:width="21.675cm" svg:height="0.23cm" svg:x="5.324cm" svg:y="17.355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ia tia</meta:initial-creator>
    <meta:creation-date>2016-08-18T10:50:50</meta:creation-date>
    <meta:editing-duration>PT2H16M57S</meta:editing-duration>
    <meta:editing-cycles>8</meta:editing-cycles>
    <dc:date>2016-08-19T10:54:26</dc:date>
    <dc:creator>tia tia</dc:creator>
    <meta:generator>OpenOffice/4.0.1$Unix OpenOffice.org_project/401m5$Build-9714</meta:generator>
    <meta:document-statistic meta:object-count="81"/>
  </office:meta>
</office:document-meta>
</file>